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fo:color="#999999" loext:opacity="100%" style:font-name="Liberation Mono" fo:font-size="10pt" fo:font-weight="normal" officeooo:rsid="00261b22" officeooo:paragraph-rsid="0026df28" style:font-name-asian="Noto Sans Mono CJK SC" style:font-size-asian="10pt" style:font-weight-asian="normal" style:font-name-complex="Liberation Mono" style:font-size-complex="10pt" style:font-weight-complex="normal"/>
    </style:style>
    <style:style style:name="P3" style:family="paragraph" style:parent-style-name="Standard">
      <style:text-properties fo:color="#000000" loext:opacity="100%" style:font-name="Liberation Mono" fo:font-size="10pt" fo:font-weight="bold" officeooo:rsid="00261b22" officeooo:paragraph-rsid="002ded17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fo:color="#000000" loext:opacity="100%" style:font-name="Liberation Mono" fo:font-size="10pt" fo:font-weight="bold" officeooo:rsid="002ded17" officeooo:paragraph-rsid="002ded17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fo:color="#000000" loext:opacity="100%" style:font-name="Liberation Mono" fo:font-size="10pt" fo:font-weight="bold" officeooo:rsid="002ded17" officeooo:paragraph-rsid="0030ce11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weight="bold" officeooo:rsid="002ded17" officeooo:paragraph-rsid="002f701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officeooo:paragraph-rsid="002f7018" fo:background-color="#ffff00" style:font-size-asian="10pt" style:font-size-complex="10pt"/>
    </style:style>
    <style:style style:name="T1" style:family="text">
      <style:text-properties officeooo:rsid="002ded17"/>
    </style:style>
    <style:style style:name="T2" style:family="text">
      <style:text-properties style:font-name="monospace"/>
    </style:style>
    <style:style style:name="T3" style:family="text">
      <style:text-properties style:font-name="monospace" officeooo:rsid="00237677"/>
    </style:style>
    <style:style style:name="T4" style:family="text">
      <style:text-properties style:font-name="monospace" fo:font-style="italic" style:font-style-asian="italic" style:font-style-complex="italic"/>
    </style:style>
    <style:style style:name="T5" style:family="text">
      <style:text-properties style:font-name="monospace" fo:font-style="normal" style:font-style-asian="normal" style:font-style-complex="normal"/>
    </style:style>
    <style:style style:name="T6" style:family="text">
      <style:text-properties style:font-name="monospace" fo:background-color="#e8f2a1" loext:char-shading-value="0"/>
    </style:style>
    <style:style style:name="T7" style:family="text">
      <style:text-properties style:font-name="monospace" fo:background-color="#e8f2a1" loext:char-shading-value="0"/>
    </style:style>
    <style:style style:name="T8" style:family="text">
      <style:text-properties style:font-name="monospace" officeooo:rsid="0030222d" fo:background-color="#e8f2a1" loext:char-shading-value="0"/>
    </style:style>
    <style:style style:name="T9" style:family="text">
      <style:text-properties fo:font-weight="bold" officeooo:rsid="00261b22" style:font-weight-asian="bold" style:font-weight-complex="bold"/>
    </style:style>
    <style:style style:name="T10" style:family="text">
      <style:text-properties fo:font-weight="bold" officeooo:rsid="0026793c" style:font-weight-asian="bold" style:font-weight-complex="bold"/>
    </style:style>
    <style:style style:name="T11" style:family="text">
      <style:text-properties officeooo:rsid="00261b22"/>
    </style:style>
    <style:style style:name="T12" style:family="text">
      <style:text-properties fo:font-style="normal" officeooo:rsid="0026793c" style:font-style-asian="normal" style:font-style-complex="normal"/>
    </style:style>
    <style:style style:name="T13" style:family="text">
      <style:text-properties fo:font-style="normal" officeooo:rsid="00799fb1" style:font-style-asian="normal" style:font-style-complex="normal"/>
    </style:style>
    <style:style style:name="T14" style:family="text">
      <style:text-properties officeooo:rsid="0026793c"/>
    </style:style>
    <style:style style:name="T15" style:family="text">
      <style:text-properties fo:color="#999999" loext:opacity="100%" officeooo:rsid="002b4312"/>
    </style:style>
    <style:style style:name="T16" style:family="text">
      <style:text-properties fo:color="#999999" loext:opacity="100%" officeooo:rsid="00267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ull braymok/yolo5:16</text:p>
      <text:p text:style-name="P2">user@user:~$ docker image ls</text:p>
      <text:p text:style-name="P2">REPOSITORY <text:s text:c="5"/>TAG <text:s text:c="6"/>IMAGE ID <text:s text:c="6"/>CREATED <text:s text:c="8"/>SIZE</text:p>
      <text:p text:style-name="P2">braymok/yolo5 <text:s text:c="2"/>16 <text:s text:c="7"/>23f40dd81438 <text:s text:c="2"/>5 weeks ago <text:s text:c="4"/>4.03GB</text:p>
      <text:p text:style-name="P2">hello-world <text:s text:c="4"/>latest <text:s text:c="3"/>d2c94e258dcb <text:s text:c="2"/>16 months ago <text:s text:c="2"/>13.3kB</text:p>
      <text:p text:style-name="P2"/>
      <text:p text:style-name="P3">docker inspect braymok/yolo5:16</text:p>
      <text:p text:style-name="P5">docker run -it <text:span text:style-name="T2">-h CONTAINER --name yolo </text:span><text:span text:style-name="T11">braymok/yolo5:16</text:span> <text:span text:style-name="T2"><text:s/></text:span><text:span text:style-name="T7">/bin/bash <text:s/></text:span><text:span text:style-name="T8">Добавляем чтобы иссдедовать</text:span></text:p>
      <text:p text:style-name="P4"><text:span text:style-name="T5"/></text:p>
      <text:p text:style-name="P7"><text:span text:style-name="T10">docker rm -v $(docker ps -aq -f status=exited)</text:span><text:span text:style-name="T14"> <text:s text:c="2"/></text:span><text:span text:style-name="T15">удалить все остановленные</text:span><text:span text:style-name="T16"><text:tab/></text:span></text:p>
      <text:p text:style-name="P6"><text:span text:style-name="T12">docker rm -v $(docker ps -aq -f status=</text:span><text:span text:style-name="T13">created</text:span><text:span text:style-name="T12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8-30T23:07:38.072013743</dc:date>
    <meta:editing-duration>PT2H5M9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62" meta:character-count="492" meta:non-whitespace-character-count="384"/>
  </office:meta>
</office:document-meta>
</file>